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298b0f" style:font-weight-asian="normal" style:font-weight-complex="normal"/>
    </style:style>
    <style:style style:name="T3" style:family="text">
      <style:text-properties fo:font-weight="normal" officeooo:rsid="012cd9ba" style:font-weight-asian="normal" style:font-weight-complex="normal"/>
    </style:style>
    <style:style style:name="T4" style:family="text">
      <style:text-properties fo:font-weight="normal" officeooo:rsid="012e0d81" style:font-weight-asian="normal" style:font-weight-complex="normal"/>
    </style:style>
    <style:style style:name="T5" style:family="text">
      <style:text-properties fo:font-weight="normal" officeooo:rsid="012f02d2" style:font-weight-asian="normal" style:font-weight-complex="normal"/>
    </style:style>
    <style:style style:name="T6" style:family="text">
      <style:text-properties fo:font-weight="normal" officeooo:rsid="012f083d" style:font-weight-asian="normal" style:font-weight-complex="normal"/>
    </style:style>
    <style:style style:name="T7" style:family="text">
      <style:text-properties fo:font-weight="normal" officeooo:rsid="012f31e7" style:font-weight-asian="normal" style:font-weight-complex="normal"/>
    </style:style>
    <style:style style:name="T8" style:family="text">
      <style:text-properties fo:font-weight="normal" officeooo:rsid="01306d11" style:font-weight-asian="normal" style:font-weight-complex="normal"/>
    </style:style>
    <style:style style:name="T9" style:family="text">
      <style:text-properties fo:font-weight="normal" officeooo:rsid="01325df1" style:font-weight-asian="normal" style:font-weight-complex="normal"/>
    </style:style>
    <style:style style:name="T10" style:family="text">
      <style:text-properties fo:font-weight="normal" officeooo:rsid="01341cf2" style:font-weight-asian="normal" style:font-weight-complex="normal"/>
    </style:style>
    <style:style style:name="T11" style:family="text">
      <style:text-properties fo:font-weight="normal" officeooo:rsid="01369fc5" style:font-weight-asian="normal" style:font-weight-complex="normal"/>
    </style:style>
    <style:style style:name="T12" style:family="text">
      <style:text-properties fo:font-weight="normal" officeooo:rsid="01377409" style:font-weight-asian="normal" style:font-weight-complex="normal"/>
    </style:style>
    <style:style style:name="T13" style:family="text">
      <style:text-properties fo:font-weight="normal" officeooo:rsid="01378349" style:font-weight-asian="normal" style:font-weight-complex="normal"/>
    </style:style>
    <style:style style:name="T14" style:family="text">
      <style:text-properties fo:font-weight="normal" officeooo:rsid="013936c7" style:font-weight-asian="normal" style:font-weight-complex="normal"/>
    </style:style>
    <style:style style:name="T15" style:family="text">
      <style:text-properties fo:font-weight="normal" officeooo:rsid="013a0a32" style:font-weight-asian="normal" style:font-weight-complex="normal"/>
    </style:style>
    <style:style style:name="T16" style:family="text">
      <style:text-properties fo:font-weight="normal" officeooo:rsid="013caa75" style:font-weight-asian="normal" style:font-weight-complex="normal"/>
    </style:style>
    <style:style style:name="T17" style:family="text">
      <style:text-properties style:text-underline-style="none"/>
    </style:style>
    <style:style style:name="T18" style:family="text">
      <style:text-properties officeooo:rsid="0089527f"/>
    </style:style>
    <style:style style:name="T19" style:family="text">
      <style:text-properties officeooo:rsid="009ec488"/>
    </style:style>
    <style:style style:name="T20" style:family="text">
      <style:text-properties fo:language="zxx" fo:country="none" style:language-asian="zxx" style:country-asian="none" style:language-complex="zxx" style:country-complex="none"/>
    </style:style>
    <style:style style:name="T21" style:family="text">
      <style:text-properties fo:language="zxx" fo:country="none" officeooo:rsid="00e8a060" style:language-asian="zxx" style:country-asian="none" style:language-complex="zxx" style:country-complex="none"/>
    </style:style>
    <style:style style:name="T22" style:family="text">
      <style:text-properties fo:language="zxx" fo:country="none" officeooo:rsid="00ea03bd" style:language-asian="zxx" style:country-asian="none" style:language-complex="zxx" style:country-complex="none"/>
    </style:style>
    <style:style style:name="T23" style:family="text">
      <style:text-properties fo:language="zxx" fo:country="none" officeooo:rsid="00ed74aa" style:language-asian="zxx" style:country-asian="none" style:language-complex="zxx" style:country-complex="none"/>
    </style:style>
    <style:style style:name="T24" style:family="text">
      <style:text-properties fo:language="zxx" fo:country="none" officeooo:rsid="00f46c05" style:language-asian="zxx" style:country-asian="none" style:language-complex="zxx" style:country-complex="none"/>
    </style:style>
    <style:style style:name="T25" style:family="text">
      <style:text-properties fo:language="zxx" fo:country="none" officeooo:rsid="00f680fa" style:language-asian="zxx" style:country-asian="none" style:language-complex="zxx" style:country-complex="none"/>
    </style:style>
    <style:style style:name="T26" style:family="text">
      <style:text-properties fo:language="zxx" fo:country="none" officeooo:rsid="00f9132d" style:language-asian="zxx" style:country-asian="none" style:language-complex="zxx" style:country-complex="none"/>
    </style:style>
    <style:style style:name="T27" style:family="text">
      <style:text-properties fo:language="zxx" fo:country="none" officeooo:rsid="00fa877d" style:language-asian="zxx" style:country-asian="none" style:language-complex="zxx" style:country-complex="none"/>
    </style:style>
    <style:style style:name="T28" style:family="text">
      <style:text-properties fo:language="zxx" fo:country="none" officeooo:rsid="00fc446a" style:language-asian="zxx" style:country-asian="none" style:language-complex="zxx" style:country-complex="none"/>
    </style:style>
    <style:style style:name="T29" style:family="text">
      <style:text-properties officeooo:rsid="01070495"/>
    </style:style>
    <style:style style:name="T30" style:family="text">
      <style:text-properties officeooo:rsid="01080314"/>
    </style:style>
    <style:style style:name="T31" style:family="text">
      <style:text-properties officeooo:rsid="010b827f"/>
    </style:style>
    <style:style style:name="T32" style:family="text">
      <style:text-properties officeooo:rsid="011135cf"/>
    </style:style>
    <style:style style:name="T33" style:family="text">
      <style:text-properties officeooo:rsid="0118027e"/>
    </style:style>
    <style:style style:name="T34" style:family="text">
      <style:text-properties officeooo:rsid="0119043b"/>
    </style:style>
    <style:style style:name="T35" style:family="text">
      <style:text-properties officeooo:rsid="0119dbed"/>
    </style:style>
    <style:style style:name="T36" style:family="text">
      <style:text-properties officeooo:rsid="011c782f"/>
    </style:style>
    <style:style style:name="T37" style:family="text">
      <style:text-properties officeooo:rsid="011f88b8"/>
    </style:style>
    <style:style style:name="T38" style:family="text">
      <style:text-properties officeooo:rsid="011fb3d7"/>
    </style:style>
    <style:style style:name="T39" style:family="text">
      <style:text-properties officeooo:rsid="012123bd"/>
    </style:style>
    <style:style style:name="T40" style:family="text">
      <style:text-properties officeooo:rsid="0121bcc2"/>
    </style:style>
    <style:style style:name="T41" style:family="text">
      <style:text-properties officeooo:rsid="0122e370"/>
    </style:style>
    <style:style style:name="T42" style:family="text">
      <style:text-properties officeooo:rsid="001381ba"/>
    </style:style>
    <style:style style:name="T43" style:family="text">
      <style:text-properties officeooo:rsid="00154ad5"/>
    </style:style>
    <style:style style:name="T44" style:family="text">
      <style:text-properties officeooo:rsid="0016f415"/>
    </style:style>
    <style:style style:name="T45" style:family="text">
      <style:text-properties officeooo:rsid="001eb843"/>
    </style:style>
    <style:style style:name="T46" style:family="text">
      <style:text-properties officeooo:rsid="00225a85"/>
    </style:style>
    <style:style style:name="T47" style:family="text">
      <style:text-properties officeooo:rsid="0023cfa0"/>
    </style:style>
    <style:style style:name="T48" style:family="text">
      <style:text-properties officeooo:rsid="00264554"/>
    </style:style>
    <style:style style:name="T49" style:family="text">
      <style:text-properties officeooo:rsid="002ca78d"/>
    </style:style>
    <style:style style:name="T50" style:family="text">
      <style:text-properties officeooo:rsid="0032810f"/>
    </style:style>
    <style:style style:name="T51" style:family="text">
      <style:text-properties officeooo:rsid="003487a2"/>
    </style:style>
    <style:style style:name="T52" style:family="text">
      <style:text-properties officeooo:rsid="00379750"/>
    </style:style>
    <style:style style:name="T53" style:family="text">
      <style:text-properties officeooo:rsid="003f54f8"/>
    </style:style>
    <style:style style:name="T54" style:family="text">
      <style:text-properties officeooo:rsid="00500f95"/>
    </style:style>
    <style:style style:name="T55" style:family="text">
      <style:text-properties officeooo:rsid="00543d1b"/>
    </style:style>
    <style:style style:name="T56" style:family="text">
      <style:text-properties officeooo:rsid="005cfa87"/>
    </style:style>
    <style:style style:name="T57" style:family="text">
      <style:text-properties officeooo:rsid="005f0592"/>
    </style:style>
    <style:style style:name="T58" style:family="text">
      <style:text-properties officeooo:rsid="00627e50"/>
    </style:style>
    <style:style style:name="T59" style:family="text">
      <style:text-properties officeooo:rsid="0067ab33"/>
    </style:style>
    <style:style style:name="T60" style:family="text">
      <style:text-properties officeooo:rsid="006e05d0"/>
    </style:style>
    <style:style style:name="T61" style:family="text">
      <style:text-properties officeooo:rsid="0071db86"/>
    </style:style>
    <style:style style:name="T62" style:family="text">
      <style:text-properties officeooo:rsid="007425c0"/>
    </style:style>
    <style:style style:name="T63" style:family="text">
      <style:text-properties officeooo:rsid="007c0031"/>
    </style:style>
    <style:style style:name="T64" style:family="text">
      <style:text-properties officeooo:rsid="007d3e76"/>
    </style:style>
    <style:style style:name="T65" style:family="text">
      <style:text-properties officeooo:rsid="00860ca8"/>
    </style:style>
    <style:style style:name="T66" style:family="text">
      <style:text-properties officeooo:rsid="008abcca"/>
    </style:style>
    <style:style style:name="T67" style:family="text">
      <style:text-properties officeooo:rsid="008dd37b"/>
    </style:style>
    <style:style style:name="T68" style:family="text">
      <style:text-properties officeooo:rsid="0091dfac"/>
    </style:style>
    <style:style style:name="T69" style:family="text">
      <style:text-properties officeooo:rsid="00957bb4"/>
    </style:style>
    <style:style style:name="T70" style:family="text">
      <style:text-properties officeooo:rsid="009a1671"/>
    </style:style>
    <style:style style:name="T71" style:family="text">
      <style:text-properties officeooo:rsid="009e0c52"/>
    </style:style>
    <style:style style:name="T72" style:family="text">
      <style:text-properties officeooo:rsid="00a0faf4"/>
    </style:style>
    <style:style style:name="T73" style:family="text">
      <style:text-properties officeooo:rsid="00a611f9"/>
    </style:style>
    <style:style style:name="T74" style:family="text">
      <style:text-properties officeooo:rsid="00a7de14"/>
    </style:style>
    <style:style style:name="T75" style:family="text">
      <style:text-properties officeooo:rsid="00aa6f3c"/>
    </style:style>
    <style:style style:name="T76" style:family="text">
      <style:text-properties officeooo:rsid="00add6e2"/>
    </style:style>
    <style:style style:name="T77" style:family="text">
      <style:text-properties officeooo:rsid="00b3f07f"/>
    </style:style>
    <style:style style:name="T78" style:family="text">
      <style:text-properties officeooo:rsid="00b572f5"/>
    </style:style>
    <style:style style:name="T79" style:family="text">
      <style:text-properties officeooo:rsid="00b5c8f7"/>
    </style:style>
    <style:style style:name="T80" style:family="text">
      <style:text-properties officeooo:rsid="00b62846"/>
    </style:style>
    <style:style style:name="T81" style:family="text">
      <style:text-properties officeooo:rsid="00ba5d83"/>
    </style:style>
    <style:style style:name="T82" style:family="text">
      <style:text-properties officeooo:rsid="00be538d"/>
    </style:style>
    <style:style style:name="T83" style:family="text">
      <style:text-properties officeooo:rsid="00bf61da"/>
    </style:style>
    <style:style style:name="T84" style:family="text">
      <style:text-properties officeooo:rsid="00c273e5"/>
    </style:style>
    <style:style style:name="T85" style:family="text">
      <style:text-properties officeooo:rsid="00c56630"/>
    </style:style>
    <style:style style:name="T86" style:family="text">
      <style:text-properties officeooo:rsid="00c7e723"/>
    </style:style>
    <style:style style:name="T87" style:family="text">
      <style:text-properties officeooo:rsid="00c8b38d"/>
    </style:style>
    <style:style style:name="T88" style:family="text">
      <style:text-properties officeooo:rsid="00c98d7c"/>
    </style:style>
    <style:style style:name="T89" style:family="text">
      <style:text-properties officeooo:rsid="00cb030b"/>
    </style:style>
    <style:style style:name="T90" style:family="text">
      <style:text-properties officeooo:rsid="00cbdf79"/>
    </style:style>
    <style:style style:name="T91" style:family="text">
      <style:text-properties officeooo:rsid="00cc1cf0"/>
    </style:style>
    <style:style style:name="T92" style:family="text">
      <style:text-properties officeooo:rsid="00cfa071"/>
    </style:style>
    <style:style style:name="T93" style:family="text">
      <style:text-properties officeooo:rsid="00d17748"/>
    </style:style>
    <style:style style:name="T94" style:family="text">
      <style:text-properties officeooo:rsid="00d45ac9"/>
    </style:style>
    <style:style style:name="T95" style:family="text">
      <style:text-properties officeooo:rsid="00d82034"/>
    </style:style>
    <style:style style:name="T96" style:family="text">
      <style:text-properties officeooo:rsid="00d7e946"/>
    </style:style>
    <style:style style:name="T97" style:family="text">
      <style:text-properties officeooo:rsid="00dac57c"/>
    </style:style>
    <style:style style:name="T98" style:family="text">
      <style:text-properties officeooo:rsid="00deff30"/>
    </style:style>
    <style:style style:name="T99" style:family="text">
      <style:text-properties officeooo:rsid="00e13919"/>
    </style:style>
    <style:style style:name="T100" style:family="text">
      <style:text-properties officeooo:rsid="00e29110"/>
    </style:style>
    <style:style style:name="T101" style:family="text">
      <style:text-properties officeooo:rsid="00e7ef8d"/>
    </style:style>
    <style:style style:name="T102" style:family="text">
      <style:text-properties officeooo:rsid="00fe0f27"/>
    </style:style>
    <style:style style:name="T103" style:family="text">
      <style:text-properties officeooo:rsid="00ffaa5d"/>
    </style:style>
    <style:style style:name="T104" style:family="text">
      <style:text-properties officeooo:rsid="01008314"/>
    </style:style>
    <style:style style:name="T105" style:family="text">
      <style:text-properties officeooo:rsid="0101cd9f"/>
    </style:style>
    <style:style style:name="T106" style:family="text">
      <style:text-properties officeooo:rsid="01055adc"/>
    </style:style>
    <style:style style:name="T107" style:family="text">
      <style:text-properties officeooo:rsid="010a4aee"/>
    </style:style>
    <style:style style:name="T108" style:family="text">
      <style:text-properties officeooo:rsid="010dfa3f"/>
    </style:style>
    <style:style style:name="T109" style:family="text">
      <style:text-properties officeooo:rsid="010f4147"/>
    </style:style>
    <style:style style:name="T110" style:family="text">
      <style:text-properties officeooo:rsid="010f5de0"/>
    </style:style>
    <style:style style:name="T111" style:family="text">
      <style:text-properties officeooo:rsid="01115878"/>
    </style:style>
    <style:style style:name="T112" style:family="text">
      <style:text-properties officeooo:rsid="0112d83a"/>
    </style:style>
    <style:style style:name="T113" style:family="text">
      <style:text-properties officeooo:rsid="01256fd6"/>
    </style:style>
    <style:style style:name="T114" style:family="text">
      <style:text-properties officeooo:rsid="01258b95"/>
    </style:style>
    <style:style style:name="T115" style:family="text">
      <style:text-properties officeooo:rsid="01271336"/>
    </style:style>
    <style:style style:name="T116" style:family="text">
      <style:text-properties officeooo:rsid="0128ba68"/>
    </style:style>
    <style:style style:name="T117" style:family="text">
      <style:text-properties officeooo:rsid="006c4f9f"/>
    </style:style>
    <style:style style:name="T118" style:family="text">
      <style:text-properties officeooo:rsid="01341cf2"/>
    </style:style>
    <style:style style:name="T119" style:family="text">
      <style:text-properties officeooo:rsid="01369fc5"/>
    </style:style>
    <style:style style:name="T120" style:family="text">
      <style:text-properties officeooo:rsid="01377409"/>
    </style:style>
    <style:style style:name="T121" style:family="text">
      <style:text-properties officeooo:rsid="013caa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l sonf vorz ji, goho yad <text:span text:style-name="T42">b</text:span>alt, l<text:span text:style-name="T43">o</text:span>nsh <text:span text:style-name="T43">k</text:span>alz vonfo; Sobra zol ror i ta nazpsad, <text:span text:style-name="T44">grã</text:span> ta malpërj; Di-es holk kwã nothoa zimz, od <text:span text:style-name="T45">koma</text:span> ta noblo zĩn; Soba thil <text:span text:style-name="T46">jënomp</text:span> <text:span text:style-name="T47">përj</text:span> aldi; Di-es <text:span text:style-name="T18">y</text:span>urb<text:span text:style-name="T48">z</text:span> obole ji rësam; <text:span text:style-name="T49">K</text:span>asarm ohorela taba Pĩr; Di-es zonren<text:span text:style-name="T50">j</text:span> <text:span text:style-name="T51">k</text:span>ab erm <text:span text:style-name="T52">yadna</text:span>. Pila farzëm znurza adna gono <text:span text:style-name="T53">Yadpil</text:span>, di-es homto; Soba ipam, lu ipamis; Di-es loholo vep zomd poamal, od bogpa ã-i ta piap piamol od vau-an. Zakare<text:span text:style-name="T17">,</text:span> ka, od zamran; odo sikle kwã; zorj, lap zirdo noko Mad, hoath Yaida.</text:p>
      <text:p text:style-name="P2"/>
      <text:p text:style-name="P2">A<text:span text:style-name="T54">j</text:span>t upã zong om fa<text:span text:style-name="T55">-</text:span>a<text:span text:style-name="T55">-</text:span>ip sald, viu El? Sobam yalpërj izazaz piad<text:span text:style-name="T56">f</text:span>; <text:span text:style-name="T57">K</text:span>asarma abramj ta talho para<text:span text:style-name="T58">k</text:span>leda, kwa ta lorselkwa turb<text:span text:style-name="T59">z</text:span> õ-ge balto. <text:span text:style-name="T60">Jivi</text:span> kis lu<text:span text:style-name="T61">z</text:span>d orri, od mi<text:span text:style-name="T62">k</text:span>alp kis bia ozongon; lap noan trof kors ta je, o<text:span text:style-name="T63">k</text:span> manin <text:span text:style-name="T64">Y</text:span>aidon. Torzu, gohe El; zakar, ka, s no<text:span text:style-name="T65">kw</text:span>od; zamran mikalzo, od ozazëm <text:span text:style-name="T66">y</text:span>urelp; lap zir I<text:span text:style-name="T67">-</text:span>o<text:span text:style-name="T67">-y</text:span>ad.</text:p>
      <text:p text:style-name="P2"/>
      <text:p text:style-name="P2">Mikma, goho Piad, zir <text:span text:style-name="T68">komsel</text:span> a zĩn bia<text:span text:style-name="T69">b</text:span> os londo. Norz kis othil <text:span text:style-name="T70">jijipa</text:span>, und<text:span text:style-name="T70">ë</text:span>l kis ta puim, kwa mosple telok, kwĩn toltor<text:span text:style-name="T71">j</text:span> <text:span text:style-name="T19">k</text:span>is<text:span text:style-name="T19"> </text:span>i kis je, <text:span text:style-name="T72">e</text:span>m ozin, di-es ti bër<text:span text:style-name="T73">j</text:span>da od torzul. I li eol balzar<text:span text:style-name="T74">j</text:span>, od ãla thiln os netab, dluga vomsar<text:span text:style-name="T75">j</text:span> lonsa <text:span text:style-name="T76">k</text:span>apmiali vorz cla, homil kokazb fafen izizop od <text:span text:style-name="T77">mĩnõj</text:span> d<text:span text:style-name="T77">i</text:span> ji netab, vaun nana<text:span text:style-name="T78">i-</text:span>el, panp<text:span text:style-name="T79">ë</text:span>r malpër<text:span text:style-name="T80">j</text:span>i kaozj pild. Noan unalã balt od vau-an. Do<text:span text:style-name="T81">-</text:span>o<text:span text:style-name="T81">-y</text:span>ap Mad, goholor, gohus, amiran. Mikma <text:span text:style-name="T82">y</text:span>ehusoz <text:span text:style-name="T83">kakakom</text:span>, od do-o-a<text:span text:style-name="T84">-</text:span>in noar mikalz ã-i om; Kasarmj gohia: Zakar, unigla<text:span text:style-name="T85">j</text:span>, od imvamar pugo plapli anana<text:span text:style-name="T86">-</text:span>el <text:span text:style-name="T87">kwãn</text:span>.</text:p>
      <text:p text:style-name="P2"/>
      <text:p text:style-name="P2">Othil la<text:span text:style-name="T88">z</text:span>di babaje, od <text:span text:style-name="T89">dorfa</text:span>, gohol: ji kis je avavago kormp p<text:span text:style-name="T90">i</text:span>d<text:span text:style-name="T90">i</text:span>, di-es sonf viu diu? <text:span text:style-name="T91">K</text:span>asarmi oali map<text:span text:style-name="T92">ë</text:span>m, sobam aj <text:span text:style-name="T93">k</text:span>ormpo <text:span text:style-name="T94">krip</text:span> el, kasarmj kro-od<text:span text:style-name="T95">-</text:span>zi kis od ujej; di-es ti, <text:span text:style-name="T96">k</text:span>apimali, kis <text:span text:style-name="T96">k</text:span>apimaon; od lonshin kis ta lo cla. Torgu, nor <text:span text:style-name="T97">kw</text:span>asahi, od ef kaozga; bagle zir <text:span text:style-name="T98">e</text:span>-ne yad, di-es i od apila. Do<text:span text:style-name="T99">-</text:span>o<text:span text:style-name="T99">-</text:span>aip <text:span text:style-name="T100">Kwã</text:span>l, zakar, od zamran obelisong, rest el ã<text:span text:style-name="T101">f</text:span> nor molap.</text:p>
      <text:p text:style-name="P2"/>
      <text:p text:style-name="P3"><text:span text:style-name="T20">Sapa</text:span><text:span text:style-name="T21"> </text:span><text:span text:style-name="T20">zimĩ di diu, od noas ta </text:span><text:span text:style-name="T22">kw</text:span><text:span text:style-name="T20">anis Adroch, dor</text:span><text:span text:style-name="T23">f</text:span><text:span text:style-name="T20">al kaozj, od fãnts piripsol ta blior; kasarm amipzi nazarth af, od dlugar zizop zlida kaozji toltorgi; od zë kis esias</text:span><text:span text:style-name="T24">k</text:span><text:span text:style-name="T20"> el ta viu, od yaod thild, di-es hubar peoal, soba </text:span><text:span text:style-name="T25">k</text:span><text:span text:style-name="T20">ormfa kis ta la, uls od kwa kokazb. Ka </text:span><text:span text:style-name="T26">n</text:span><text:span text:style-name="T20">ĩs od darb</text:span><text:span text:style-name="T27">z</text:span><text:span text:style-name="T20"> </text:span><text:span text:style-name="T27">kwãs</text:span><text:span text:style-name="T20">; ef etharzi od bliora; </text:span><text:span text:style-name="T28">yayal</text:span><text:span text:style-name="T20"> ednas </text:span><text:span text:style-name="T28">sikles</text:span><text:span text:style-name="T20">, bagle je yad El.</text:span></text:p>
      <text:p text:style-name="P2"/>
      <text:p text:style-name="P2">Ga<text:span text:style-name="T102">h</text:span> s diu em, mikalzo pilzin; sobam el har<text:span text:style-name="T103">j</text:span> mir babalon od oblo<text:span text:style-name="T104">k</text:span> samvel<text:span text:style-name="T104">j</text:span>, dlugar malpërj ar kaozji, od acam <text:span text:style-name="T105">k</text:span>anal; sobol zar ef bliard kaozji, od kis a netab od miam ta viu od di. Darsar solpeth bien; brita od za<text:span text:style-name="T106">k</text:span>am ji mikalzo soba ath trian lu<text:span text:style-name="T29">y</text:span>ahe od e<text:span text:style-name="T30">k</text:span>rin Mad <text:span text:style-name="T30">kwãn</text:span>.</text:p>
      <text:p text:style-name="P2"/>
      <text:p text:style-name="P2">Rãs i salman paradiz, o-ekrimi ã<text:span text:style-name="T107">-</text:span>o <text:span text:style-name="T31">y</text:span>alpirga, kwĩn E-ne butmon, od i noas ni paradial, kasarmj u<text:span text:style-name="T108">j</text:span>ar kirlan; od zona<text:span text:style-name="T109">k</text:span> lu<text:span text:style-name="T109">s</text:span>iftian, kors ta vaul zirn tol hami; soba londo od miam kis ta di od es, umadea od pi bliar, othil rit od miam. S no<text:span text:style-name="T110">kw</text:span>ol rit, zakar, zamran, o-ekrimi <text:span text:style-name="T32">Kwãdã</text:span>; od omi<text:span text:style-name="T111">k</text:span>alz ã-i om; bagle papnor i dlugam lonshi, od umplif u<text:span text:style-name="T112">j</text:span>e<text:span text:style-name="T112">j</text:span>i bigliad.</text:p>
      <text:p text:style-name="P2"/>
      <text:p text:style-name="P2">Bazmelo, i ta piripson oln naz avab ox, kasarmj uran kis ujej; di-es abram<text:span text:style-name="T33">j</text:span> baltoha, goho yad; soba mi-an trian ta lol<text:span text:style-name="T34">s</text:span>is abai vovin, od azia<text:span text:style-name="T35">j</text:span>ar rior. Ir<text:span text:style-name="T36">j</text:span>il kis da di-es paox buzd kaozgo, di-es kis, od ip uran teloa <text:span text:style-name="T37">kakërj</text:span> oi salman <text:span text:style-name="T38">lonko</text:span>, od vovina <text:span text:style-name="T38">k</text:span>arbaf! Nĩso, bagle avavago gohon; nĩso, bagle moma<text:span text:style-name="T39">u</text:span> si<text:span text:style-name="T41">-</text:span>a<text:span text:style-name="T39">y</text:span>on, od mabza <text:span text:style-name="T40">Y</text:span>ado i, as, momar, poilp. Nĩs, zamran <text:span text:style-name="T41">s</text:span>i<text:span text:style-name="T41">-</text:span>a<text:span text:style-name="T41">-</text:span>ofi kaozgo, od bliors, od kors i ta abrami<text:span text:style-name="T33">j</text:span>.</text:p>
      <text:p text:style-name="P1"/>
      <text:p text:style-name="P2">Mikalz bran<text:span text:style-name="T113">zj</text:span> <text:span text:style-name="T113">përjel</text:span>, napta <text:span text:style-name="T113">y</text:span>alpor (di-es brin efafafe <text:span text:style-name="T114">pi</text:span> vonfo olani od obza, sob<text:span text:style-name="T114">k</text:span>a upã kis tatan, od tranan balye) alar lu<text:span text:style-name="T114">z</text:span>da sobol, od kis holk s no<text:span text:style-name="T114">kw</text:span>odi <text:span text:style-name="T114">s</text:span>ial. Unal aldon mom kaozgo ta las olor jënei limlal. Ama <text:span text:style-name="T114">kis</text:span> soba madrid zë kis! Õ<text:span text:style-name="T114">anoan</text:span> kis avin<text:span text:style-name="T114">i</text:span> drilpi <text:span text:style-name="T115">kaozjin</text:span>, od butmoni parm zumvi <text:span text:style-name="T115">k</text:span>nila: dazi<text:span text:style-name="T115">s</text:span> ethamz a <text:span text:style-name="T116">k</text:span>ildao, od mirk ozol <text:span text:style-name="T116">kis</text:span> pidi<text:span text:style-name="T116">-</text:span>ai <text:span text:style-name="T116">kolal</text:span>. Ul<text:span text:style-name="T116">s</text:span>inin a sobam u<text:span text:style-name="T116">s</text:span>im, bagle yad <text:span text:style-name="T117">B</text:span>alto kirlan par. Nĩso (od ip ofafafe)! Bagle a kokazb i kors ka unig blior.</text:p>
      <text:p text:style-name="P1"/>
      <text:p text:style-name="P1"><text:soft-page-break/><text:span text:style-name="T2">K</text:span><text:span text:style-name="T1">oraxo</text:span> <text:span text:style-name="T1">kis</text:span> <text:span text:style-name="T1">kormp</text:span> <text:span text:style-name="T1">od</text:span> <text:span text:style-name="T1">blans</text:span> <text:span text:style-name="T1">lu</text:span><text:span text:style-name="T3">k</text:span><text:span text:style-name="T1">al</text:span> <text:span text:style-name="T1">aziazior</text:span> <text:span text:style-name="T1">pa</text:span><text:span text:style-name="T3">i</text:span><text:span text:style-name="T1">b</text:span>, <text:span text:style-name="T1">soba</text:span> <text:span text:style-name="T1">lilonon</text:span> <text:span text:style-name="T1">kis</text:span> <text:span text:style-name="T1">vir</text:span><text:span text:style-name="T4">k</text:span> <text:span text:style-name="T1">op</text:span> <text:span text:style-name="T1">eo</text:span><text:span text:style-name="T4">f</text:span><text:span text:style-name="T1">an</text:span> <text:span text:style-name="T1">od</text:span> <text:span text:style-name="T1">ra</text:span><text:span text:style-name="T4">k</text:span><text:span text:style-name="T1">lir</text:span> <text:span text:style-name="T1">mãsi</text:span> <text:span text:style-name="T1">bagle</text:span> <text:span text:style-name="T1">kaozji</text:span>, <text:span text:style-name="T1">di-es</text:span> <text:span text:style-name="T4">y</text:span><text:span text:style-name="T1">alpon</text:span> <text:span text:style-name="T1">dosi</text:span><text:span text:style-name="T4">j</text:span> <text:span text:style-name="T1">od</text:span> <text:span text:style-name="T1">bas</text:span><text:span text:style-name="T4">j</text:span><text:span text:style-name="T1">im</text:span>, <text:span text:style-name="T1">od</text:span> <text:span text:style-name="T1">oxex</text:span> <text:span text:style-name="T1">dazis</text:span> <text:span text:style-name="T1">siatris</text:span>, <text:span text:style-name="T1">od</text:span> <text:span text:style-name="T1">salbrox</text:span> <text:span text:style-name="T5">sinxir</text:span> <text:span text:style-name="T1">faboan.</text:span> <text:span text:style-name="T1">Unal</text:span> <text:span text:style-name="T1">kis</text:span> <text:span text:style-name="T6">k</text:span><text:span text:style-name="T1">onst</text:span> <text:span text:style-name="T1">di-es</text:span> <text:span text:style-name="T1">daox</text:span> <text:span text:style-name="T1">kokazj</text:span> <text:span text:style-name="T1">ol</text:span> <text:span text:style-name="T1">oanio</text:span> <text:span text:style-name="T1">yor</text:span> <text:span text:style-name="T1">eors</text:span> <text:span text:style-name="T1">vohim</text:span> <text:span text:style-name="T7">jizyax</text:span>, <text:span text:style-name="T1">od</text:span> <text:span text:style-name="T1">matb</text:span> <text:span text:style-name="T1">kokazj</text:span> <text:span text:style-name="T1">plo</text:span><text:span text:style-name="T7">z</text:span><text:span text:style-name="T1">i</text:span> <text:span text:style-name="T1">molvi</text:span>, <text:span text:style-name="T1">di-es</text:span> <text:span text:style-name="T8">paje</text:span> <text:span text:style-name="T1">ip</text:span>, <text:span text:style-name="T1">lara</text:span><text:span text:style-name="T8">j</text:span> <text:span text:style-name="T1">om</text:span> <text:span text:style-name="T1">droln</text:span><text:span text:style-name="T9"> </text:span><text:span text:style-name="T1">matorb</text:span> <text:span text:style-name="T1">kokazb.</text:span> <text:span text:style-name="T1">Emna</text:span> <text:span text:style-name="T1">el</text:span> <text:span text:style-name="T1">patralx</text:span> <text:span text:style-name="T1">yol</text:span><text:span text:style-name="T10">s</text:span><text:span text:style-name="T1">i</text:span> <text:span text:style-name="T1">matb</text:span>, <text:span text:style-name="T1">nomi</text:span><text:span text:style-name="T10">j</text:span> <text:span text:style-name="T1">monon</text:span><text:span text:style-name="T10">z</text:span> <text:span text:style-name="T1">olora</text:span> <text:span text:style-name="T1">jënei</text:span> <text:span text:style-name="T1">an</text:span><text:span text:style-name="T10">j</text:span><text:span text:style-name="T1">elard.</text:span> <text:span text:style-name="T1">Ohio</text:span> <text:span text:style-name="T1">Ohio</text:span> <text:span text:style-name="T1">Ohio</text:span> <text:span text:style-name="T1">Ohio</text:span> <text:span text:style-name="T1">Ohio</text:span> <text:span text:style-name="T1">Ohio</text:span>, <text:span text:style-name="T1">noib</text:span>, <text:span text:style-name="T1">Ohio</text:span> <text:span text:style-name="T10">kaozgon</text:span>, <text:span text:style-name="T1">bagle</text:span> <text:span text:style-name="T1">madrid i, zirop, </text:span><text:span text:style-name="T10">k</text:span><text:span text:style-name="T1">iso drilpa. Nĩso - </text:span><text:span text:style-name="T10">k</text:span><text:span text:style-name="T1">rip ip nidali.</text:span></text:p>
      <text:p text:style-name="P1"/>
      <text:p text:style-name="P1"><text:span text:style-name="T1">Ox</text:span><text:span text:style-name="T11">-</text:span><text:span text:style-name="T1">i</text:span><text:span text:style-name="T11">-</text:span><text:span text:style-name="T1">ay</text:span><text:span text:style-name="T11">-</text:span><text:span text:style-name="T1">al</text:span> <text:span text:style-name="T1">holdo</text:span> <text:span text:style-name="T1">od</text:span> <text:span text:style-name="T1">zirom</text:span> <text:span text:style-name="T1">o</text:span> <text:span text:style-name="T1">k</text:span><text:span text:style-name="T2">or</text:span><text:span text:style-name="T1">axo</text:span> <text:span text:style-name="T1">di-es</text:span> <text:span text:style-name="T1">zildar</text:span> <text:span text:style-name="T1">rãsy</text:span>, <text:span text:style-name="T1">od</text:span> <text:span text:style-name="T1">vabzir</text:span> <text:span text:style-name="T11">k</text:span><text:span text:style-name="T1">amliax</text:span> <text:span text:style-name="T1">od</text:span> <text:span text:style-name="T1">bahal:</text:span> <text:span text:style-name="T1">Nĩso!</text:span> <text:span text:style-name="T1">salman</text:span> <text:span text:style-name="T1">telok;</text:span> <text:span text:style-name="T1">kasarman</text:span> <text:span text:style-name="T1">holk</text:span>, <text:span text:style-name="T1">od</text:span> <text:span text:style-name="T1">ti</text:span> <text:span text:style-name="T1">i</text:span> <text:span text:style-name="T1">ta</text:span> <text:span text:style-name="T1">zë</text:span> <text:span text:style-name="T1">kis</text:span> <text:span text:style-name="T1">soba</text:span> <text:span text:style-name="T11">k</text:span><text:span text:style-name="T1">ormf</text:span> <text:span text:style-name="T1">i</text:span> <text:span text:style-name="T1">ga.</text:span> <text:span text:style-name="T1">Nĩsa!</text:span> <text:span text:style-name="T1">Bagle</text:span> <text:span text:style-name="T1">abramj</text:span> <text:span text:style-name="T1">non</text:span><text:span text:style-name="T12">s</text:span><text:span text:style-name="T1">p.</text:span> <text:span text:style-name="T1">Zakare</text:span>, <text:span text:style-name="T1">ka</text:span>,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<text:span text:style-name="T1">Non</text:span><text:span text:style-name="T14">s</text:span><text:span text:style-name="T1">i</text:span> <text:span text:style-name="T1">di-es</text:span> <text:span text:style-name="T1">sonf</text:span> <text:span text:style-name="T1">babaje</text:span>, <text:span text:style-name="T1">od</text:span> <text:span text:style-name="T1">kis</text:span> <text:span text:style-name="T1">ob</text:span>, <text:span text:style-name="T1">huba</text:span><text:span text:style-name="T14">y</text:span><text:span text:style-name="T1">o</text:span> <text:span text:style-name="T1">tibib</text:span> <text:span text:style-name="T1">alar</text:span> <text:span text:style-name="T14">atr</text:span><text:span text:style-name="T15">a-a</text:span>, <text:span text:style-name="T1">od</text:span> <text:span text:style-name="T1">ef!</text:span> <text:span text:style-name="T1">Drix</text:span> <text:span text:style-name="T1">fafen</text:span> <text:span text:style-name="T1">mi-an</text:span>, <text:span text:style-name="T1">ar</text:span> <text:span text:style-name="T1">E-ne</text:span> <text:span text:style-name="T1">ovof</text:span>, <text:span text:style-name="T1">Soba</text:span> <text:span text:style-name="T1">do-o-ain</text:span> <text:span text:style-name="T1">ã-i</text:span> <text:span text:style-name="T1">i</text:span> <text:span text:style-name="T1">Von</text:span><text:span text:style-name="T13">f</text:span><text:span text:style-name="T1">.</text:span> <text:span text:style-name="T1">Zakar</text:span>, <text:span text:style-name="T1">gohus</text:span>,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<text:span text:style-name="T1">Napeai</text:span> <text:span text:style-name="T1">baba</text:span><text:span text:style-name="T16">j</text:span><text:span text:style-name="T1">en,</text:span> <text:span text:style-name="T1">di-es</text:span> <text:span text:style-name="T1">brin</text:span> <text:span text:style-name="T1">v</text:span><text:span text:style-name="T16">a</text:span><text:span text:style-name="T1">x</text:span> <text:span text:style-name="T1">õanoa</text:span> <text:span text:style-name="T16">e</text:span><text:span text:style-name="T1">lring</text:span> <text:span text:style-name="T1">von</text:span><text:span text:style-name="T13">f</text:span> <text:span text:style-name="T1">doalim</text:span>, <text:span text:style-name="T1">eolis</text:span> <text:span text:style-name="T1">olog</text:span> <text:span text:style-name="T1">orzba</text:span> <text:span text:style-name="T1">di-es</text:span> <text:span text:style-name="T1">kis</text:span> <text:span text:style-name="T1">afa;</text:span> <text:span text:style-name="T1">mikma</text:span> <text:span text:style-name="T1">izro</text:span> <text:span text:style-name="T1">Mad</text:span>, <text:span text:style-name="T1">od</text:span> <text:span text:style-name="T1">lonshi</text:span> <text:span text:style-name="T1">Tox</text:span>, <text:span text:style-name="T1">di-es</text:span> <text:span text:style-name="T1">i</text:span> <text:span text:style-name="T1">umd</text:span> <text:span text:style-name="T1">ã-i</text:span> <text:span text:style-name="T1">gro</text:span><text:span text:style-name="T16">z</text:span><text:span text:style-name="T1">b;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Noromi bagie, pasbs Oiad, <text:span text:style-name="T1">di-es</text:span> trint <text:span text:style-name="T1">mirk</text:span> <text:span text:style-name="T1">ol</text:span> <text:span text:style-name="T1">thil</text:span>, dods <text:span text:style-name="T1">tol</text:span> ham <text:span text:style-name="T1">kaozgo</text:span> homin<text:span text:style-name="T1">;</text:span> <text:span text:style-name="T1">di-es</text:span> <text:span text:style-name="T1">brin</text:span> oroch quar<text:span text:style-name="T1">;</text:span> <text:span text:style-name="T1">mikma</text:span> bial Oiad, <text:span text:style-name="T1">a</text:span> <text:span text:style-name="T1">izro</text:span> <text:span text:style-name="T1">Tox</text:span>, <text:span text:style-name="T1">di-es</text:span> <text:span text:style-name="T1">i</text:span> um <text:span text:style-name="T1">ã-i</text:span> Baltim<text:span text:style-name="T1">;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Ils tabaan <text:span text:style-name="T1">el</text:span> ialprt, <text:span text:style-name="T1">kasarman</text:span> upaahi <text:span text:style-name="T1">kis</text:span> darg, <text:span text:style-name="T1">di-es</text:span> oado <text:span text:style-name="T1">kaozji</text:span> orscor, <text:span text:style-name="T1">di-es</text:span> omax monasci Baeovib <text:span text:style-name="T1">od</text:span> emetgis iaiadix<text:span text:style-name="T1">: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Ils <text:span text:style-name="T1">viu</text:span> ialprt <text:span text:style-name="T1">salman</text:span> <text:span text:style-name="T1">balt</text:span>, <text:span text:style-name="T1">di-es</text:span> acroodzi <text:span text:style-name="T1">buzd</text:span>, <text:span text:style-name="T1">od</text:span> bliorax balit<text:span text:style-name="T1">;</text:span> <text:span text:style-name="T1">di-es</text:span> insi <text:span text:style-name="T1">kaozj</text:span> lusdan emod <text:span text:style-name="T1">di-es</text:span> <text:span text:style-name="T1">om</text:span> <text:span text:style-name="T1">od</text:span> tliob<text:span text:style-name="T1">:</text:span> <text:span text:style-name="T1">drilpa</text:span> geh ils <text:span text:style-name="T1">Mad</text:span> Zilodarp<text:span text:style-name="T1">.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Ils <text:span text:style-name="T1">di</text:span> ialprt, <text:span text:style-name="T1">soba</text:span> <text:span text:style-name="T1">upã</text:span> <text:span text:style-name="T1">kis</text:span> nanba zixlay dodsih, <text:span text:style-name="T1">od</text:span> brint taxs hubaro tustax ylsi, <text:span text:style-name="T1">soba</text:span> <text:span text:style-name="T1">yad</text:span> <text:span text:style-name="T1">i</text:span> vonpo unph<text:span text:style-name="T1">:</text:span> <text:span text:style-name="T1">aldon</text:span> dax il <text:span text:style-name="T1">od</text:span> toatar<text:span text:style-name="T1">.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Ils <text:span text:style-name="T1">mikalz</text:span> olpirt <text:span text:style-name="T1">yalpërj</text:span> <text:span text:style-name="T1">bliors</text:span>, <text:span text:style-name="T1">di-es</text:span> <text:span text:style-name="T1">odo</text:span> busdir Oiad ovoars <text:span text:style-name="T1">kaozgo;</text:span> <text:span text:style-name="T1">kasarmj</text:span> laiad eran brints cafafam<text:span text:style-name="T1">;</text:span> <text:span text:style-name="T1">di-es</text:span> <text:span text:style-name="T1">i</text:span> <text:span text:style-name="T1">umd</text:span> <text:span text:style-name="T1">a</text:span> <text:span text:style-name="T1">kwa</text:span> loadohi Moz, <text:span text:style-name="T1">od</text:span> maoffas<text:span text:style-name="T1">:</text:span> bolp como bliort pambt<text:span text:style-name="T1">.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Madriax <text:span text:style-name="T1">di-es</text:span> praf TEX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<text:soft-page-break/>Madriax <text:span text:style-name="T1">di-es</text:span> praf RII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BAG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AA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DES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<text:soft-page-break/>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VTI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NIA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TOR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<text:soft-page-break/>Madriax <text:span text:style-name="T1">di-es</text:span> praf LIN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ASP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KHR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POP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<text:soft-page-break/>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EN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TAN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LEA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<text:soft-page-break/>Madriax <text:span text:style-name="T1">di-es</text:span> praf OXO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VTR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IM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LOE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<text:soft-page-break/>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IKH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AX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IP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<text:soft-page-break/>Madriax <text:span text:style-name="T1">di-es</text:span> praf ZID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DEO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MAZ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LIT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<text:soft-page-break/>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PAZ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OM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ARN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<text:soft-page-break/>Madriax <text:span text:style-name="T1">di-es</text:span> praf LIL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<text:span text:style-name="T1">orzba</text:span> <text:span text:style-name="T1">od</text:span> dodrmni zylna<text:span text:style-name="T1">.</text:span> Elzap tilb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21:12:53.254444559</meta:creation-date>
    <meta:generator>LibreOffice/6.2.6.2$Linux_X86_64 LibreOffice_project/20$Build-2</meta:generator>
    <dc:date>2019-08-29T09:27:42.580925484</dc:date>
    <meta:editing-duration>PT8H6M27S</meta:editing-duration>
    <meta:editing-cycles>266</meta:editing-cycles>
    <meta:document-statistic meta:table-count="0" meta:image-count="0" meta:object-count="0" meta:page-count="11" meta:paragraph-count="48" meta:word-count="6622" meta:character-count="40207" meta:non-whitespace-character-count="33633"/>
  </office:meta>
</office:document-meta>
</file>